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801cm" svg:y="0.694cm" presentation:class="title" presentation:user-transformed="true">
          <draw:text-box>
            <text:p>Mercados B2B<text:line-break/></text:p>
          </draw:text-box>
        </draw:frame>
        <draw:frame draw:style-name="gr1" draw:text-style-name="P1" draw:layer="layout" svg:width="26.2cm" svg:height="16.604cm" svg:x="0.9cm" svg:y="2.596cm">
          <draw:text-box>
            <text:p>¿A qué tipo de B2B se refieren?</text:p>
            <text:p><text:tab/>Ambos son un B2B que utilizan Internet. Concretamente se tratan de un Mercado Net.</text:p>
            <text:p/>
            <text:p>¿A qué tipo de empresas va dirigido?</text:p>
            <text:p><text:tab/>Adquira → Empresas que necesitan optimizar el ahorro a través del comercio <text:tab/><text:tab/><text:tab/><text:tab/>electrónico.</text:p>
            <text:p><text:tab/>Alibaba → Empresas necesitadas de fabricantes de productos.</text:p>
            <text:p/>
            <text:p>¿Qué servicios ofrecen?</text:p>
            <text:p><text:s/><text:tab/>Adquira → Automatización del pedido-factura, facturas electrónicas y soluciones de <text:tab/><text:tab/><text:tab/>negociación.</text:p>
            <text:p><text:tab/>Alibaba → Servicios de pago en línea, un motor de búsqueda de comparación de <text:tab/><text:tab/><text:tab/>precios y servicios de almacenamiento de datos en la nube. </text:p>
            <text:p/>
            <text:p>¿Qué ofrece al comprador?, ¿y al vendedor?</text:p>
            <text:p><text:tab/>Adquira → Optimización de la gestión de compras y negociaciones de su compañía <text:tab/><text:tab/><text:tab/>mediante soluciones líderes de comercio electrónico.</text:p>
            <text:p><text:tab/>Alibaba → Una plataforma segura para realizar las transacciones. </text:p>
            <text:p/>
            <text:p>¿Cómo se realiza la compra-venta?</text:p>
            <text:p><text:tab/>Aquira → Contratos de compraventa en función de las formas de pago.</text:p>
            <text:p><text:tab/>Alibaba → Mediante un servicio de custodia de pagos en línea: Alipay.</text:p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1:10:02.127219531</meta:creation-date>
    <meta:editing-duration>PT10M29S</meta:editing-duration>
    <meta:editing-cycles>2</meta:editing-cycles>
    <meta:generator>LibreOffice/6.0.7.3$Linux_X86_64 LibreOffice_project/00m0$Build-3</meta:generator>
    <dc:title>Blue Curve</dc:title>
    <dc:date>2019-10-07T11:41:22.569940078</dc:date>
    <meta:document-statistic meta:object-count="43"/>
  </office:meta>
</office:document-meta>
</file>